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transparent"/>
      <style:text-properties fo:color="#3465a4"/>
    </style:style>
    <style:style style:name="ce9" style:family="table-cell" style:parent-style-name="Default">
      <style:table-cell-properties fo:background-color="transparent"/>
      <style:text-properties fo:color="#00a933"/>
    </style:style>
    <style:style style:name="ce10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Foregrou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19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 table:visibility="filter">
          <table:table-cell table:style-name="ce19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 table:visibility="filter">
          <table:table-cell table:style-name="ce1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ce19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1" table:visibility="filter">
          <table:table-cell table:style-name="ce19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A1:Sheet1.B11" table:display-filter-buttons="true" table:orientation="column">
          <table:filter>
            <table:filter-and>
              <table:filter-condition loext:data-type="background-color" table:value="#e8f2a1" table:operator="=" table:field-number="0"/>
              <table:filter-condition loext:data-type="text-color" table:value="#3465a4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 style:data-style-name="N2" text:time-value="12:58:23.874593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07:23.437030747</meta:creation-date>
    <meta:generator>LibreOfficeDev/7.2.0.0.alpha0$Linux_X86_64 LibreOffice_project/80e1d521d012f19382428c82512e23aa312d768a</meta:generator>
    <dc:date>2021-05-03T12:59:23.767229573</dc:date>
    <meta:editing-duration>PT18M10S</meta:editing-duration>
    <meta:editing-cycles>4</meta:editing-cycles>
    <meta:document-statistic meta:table-count="1" meta:cell-count="22" meta:object-count="0"/>
  </office:meta>
</office:document-meta>
</file>